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b80e" officeooo:paragraph-rsid="0001b80e"/>
    </style:style>
    <style:style style:name="P2" style:family="paragraph" style:parent-style-name="Standard">
      <style:text-properties officeooo:rsid="0001b80e"/>
    </style:style>
    <style:style style:name="P3" style:family="paragraph" style:parent-style-name="Standard">
      <style:text-properties officeooo:rsid="0003478e" officeooo:paragraph-rsid="000347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www.youtube.com/watch?v=Ta7v27yySKs" text:style-name="Internet_20_link" text:visited-style-name="Visited_20_Internet_20_Link">https://www.youtube.com/watch?v=Ta7v27yySKs</text:a> </text:p>
      <text:p text:style-name="P3">Third Person Camera</text:p>
      <text:p text:style-name="P3">By N3K E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0-04-04T14:06:24.889000000</dc:date>
    <meta:editing-duration>PT2M5S</meta:editing-duration>
    <meta:editing-cycles>2</meta:editing-cycles>
    <meta:document-statistic meta:table-count="0" meta:image-count="0" meta:object-count="0" meta:page-count="1" meta:paragraph-count="3" meta:word-count="7" meta:character-count="72" meta:non-whitespace-character-count="67"/>
  </office:meta>
</office:document-meta>
</file>